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Georgia1" svg:font-family="Georgia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0pt" style:font-size-asian="10pt" style:font-size-complex="10pt"/>
    </style:style>
    <style:style style:name="P2" style:family="paragraph" style:parent-style-name="Standard">
      <style:paragraph-properties fo:line-height="115%"/>
      <style:text-properties style:font-name="Georgia" fo:font-size="5pt" fo:font-weight="bold" style:font-size-asian="5pt" style:font-weight-asian="bold" style:font-size-complex="5pt"/>
    </style:style>
    <style:style style:name="P3" style:family="paragraph" style:parent-style-name="Standard">
      <style:text-properties style:font-name="Georgia"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/>
      <style:text-properties officeooo:paragraph-rsid="001316f5"/>
    </style:style>
    <style:style style:name="P6" style:family="paragraph" style:parent-style-name="List_20_Paragraph">
      <style:text-properties style:font-name="Georgia" fo:font-size="10pt" fo:font-weight="bold" style:font-size-asian="10pt" style:font-weight-asian="bold" style:font-size-complex="10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20pt" style:font-size-asian="20pt" style:font-size-complex="20pt"/>
    </style:style>
    <style:style style:name="P8" style:family="paragraph" style:parent-style-name="Standard" style:list-style-name="WWNum5">
      <style:paragraph-properties fo:line-height="100%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WWNum5">
      <style:paragraph-properties fo:line-height="100%"/>
      <style:text-properties style:font-name="Georgia" fo:font-size="10pt" fo:font-weight="normal" officeooo:rsid="0010fb97" officeooo:paragraph-rsid="0010fb9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0pt" officeooo:rsid="00134af1" officeooo:paragraph-rsid="00134af1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Georgia" fo:font-size="10pt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Georgia" fo:font-size="11pt" fo:font-weight="bold" officeooo:paragraph-rsid="0015be37" style:font-size-asian="11pt" style:font-weight-asian="bold" style:font-size-complex="11pt"/>
    </style:style>
    <style:style style:name="P13" style:family="paragraph" style:parent-style-name="Standard">
      <style:paragraph-properties fo:line-height="115%"/>
      <style:text-properties officeooo:paragraph-rsid="0015be37"/>
    </style:style>
    <style:style style:name="P14" style:family="paragraph" style:parent-style-name="Standard">
      <style:paragraph-properties fo:margin-top="0.0398in" fo:margin-bottom="0.0398in" loext:contextual-spacing="false" fo:line-height="115%"/>
      <style:text-properties style:font-name="Georgia" fo:font-size="11pt" style:font-size-asian="11pt" style:font-size-complex="11pt"/>
    </style:style>
    <style:style style:name="P15" style:family="paragraph" style:parent-style-name="Standard">
      <style:paragraph-properties fo:margin-top="0.0791in" fo:margin-bottom="0.0791in" loext:contextual-spacing="false" fo:line-height="115%"/>
    </style:style>
    <style:style style:name="P16" style:family="paragraph" style:parent-style-name="Standard">
      <style:paragraph-properties fo:margin-top="0.0791in" fo:margin-bottom="0.0791in" loext:contextual-spacing="false" fo:line-height="115%"/>
      <style:text-properties officeooo:paragraph-rsid="0015be37"/>
    </style:style>
    <style:style style:name="P17" style:family="paragraph" style:parent-style-name="Standard">
      <style:paragraph-properties fo:margin-top="0.0791in" fo:margin-bottom="0.0791in" loext:contextual-spacing="false" fo:line-height="115%"/>
      <style:text-properties style:font-name="Georgia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margin-top="0.0791in" fo:margin-bottom="0.0791in" loext:contextual-spacing="false" fo:line-height="115%"/>
      <style:text-properties style:font-name="Georgia" fo:font-size="11pt" fo:font-weight="bold" officeooo:paragraph-rsid="0015be37" style:font-size-asian="11pt" style:font-weight-asian="bold" style:font-size-complex="11pt"/>
    </style:style>
    <style:style style:name="P19" style:family="paragraph" style:parent-style-name="Text_20_body" style:list-style-name="L2">
      <style:paragraph-properties fo:margin-top="0in" fo:margin-bottom="0.0181in" loext:contextual-spacing="false" fo:line-height="100%"/>
      <style:text-properties style:font-name="Georgia1" fo:font-size="10pt" officeooo:paragraph-rsid="0015be37" style:font-size-asian="10pt" style:font-size-complex="10pt"/>
    </style:style>
    <style:style style:name="P20" style:family="paragraph" style:parent-style-name="List_20_Paragraph" style:list-style-name="WWNum1">
      <style:paragraph-properties fo:line-height="115%"/>
    </style:style>
    <style:style style:name="P21" style:family="paragraph" style:parent-style-name="List_20_Paragraph" style:list-style-name="WWNum3">
      <style:paragraph-properties fo:line-height="115%"/>
    </style:style>
    <style:style style:name="P22" style:family="paragraph" style:parent-style-name="List_20_Paragraph" style:list-style-name="WWNum2">
      <style:paragraph-properties fo:line-height="115%"/>
      <style:text-properties officeooo:paragraph-rsid="0015be37"/>
    </style:style>
    <style:style style:name="P23" style:family="paragraph" style:parent-style-name="List_20_Paragraph" style:list-style-name="WWNum1">
      <style:paragraph-properties fo:line-height="100%"/>
      <style:text-properties officeooo:paragraph-rsid="000de829"/>
    </style:style>
    <style:style style:name="P24" style:family="paragraph" style:parent-style-name="List_20_Paragraph" style:list-style-name="WWNum1">
      <style:paragraph-properties fo:line-height="100%"/>
      <style:text-properties officeooo:paragraph-rsid="000efce0"/>
    </style:style>
    <style:style style:name="P25" style:family="paragraph" style:parent-style-name="List_20_Paragraph" style:list-style-name="L1">
      <style:paragraph-properties fo:line-height="115%"/>
      <style:text-properties style:font-name="Georgia" fo:font-size="10pt" fo:font-style="normal" fo:font-weight="normal" officeooo:rsid="0010fb97" officeooo:paragraph-rsid="001316f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List_20_Paragraph" style:list-style-name="WWNum4">
      <style:paragraph-properties fo:line-height="115%"/>
      <style:text-properties style:font-name="Georgia" fo:font-size="10pt" style:font-size-asian="10pt" style:font-size-complex="10pt"/>
    </style:style>
    <style:style style:name="P27" style:family="paragraph" style:parent-style-name="List_20_Paragraph" style:list-style-name="WWNum3">
      <style:paragraph-properties fo:line-height="115%"/>
      <style:text-properties style:font-name="Georgia" fo:font-size="10pt" style:font-size-asian="10pt" style:font-size-complex="10pt"/>
    </style:style>
    <style:style style:name="P28" style:family="paragraph" style:parent-style-name="List_20_Paragraph" style:list-style-name="WWNum2">
      <style:paragraph-properties fo:line-height="115%"/>
      <style:text-properties style:font-name="Georgia" fo:font-size="10pt" style:font-size-asian="10pt" style:font-size-complex="10pt"/>
    </style:style>
    <style:style style:name="P29" style:family="paragraph" style:parent-style-name="List_20_Paragraph" style:list-style-name="L1">
      <style:paragraph-properties fo:line-height="115%"/>
      <style:text-properties style:font-name="Georgia" fo:font-size="10pt" fo:font-weight="normal" officeooo:paragraph-rsid="0015be37" style:font-size-asian="10pt" style:font-weight-asian="normal" style:font-size-complex="10pt"/>
    </style:style>
    <style:style style:name="P30" style:family="paragraph" style:parent-style-name="List_20_Paragraph" style:list-style-name="WWNum2">
      <style:paragraph-properties fo:line-height="115%"/>
      <style:text-properties fo:font-weight="normal" officeooo:paragraph-rsid="0015be37" style:font-weight-asian="normal" style:font-weight-complex="normal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="Georgia" fo:font-size="10pt" officeooo:rsid="000de829" style:font-size-asian="10pt" style:font-size-complex="10pt"/>
    </style:style>
    <style:style style:name="T3" style:family="text">
      <style:text-properties style:font-name="Georgia" fo:font-size="10pt" officeooo:rsid="00123641" style:font-size-asian="10pt" style:font-size-complex="10pt"/>
    </style:style>
    <style:style style:name="T4" style:family="text">
      <style:text-properties style:font-name="Georgia" fo:font-size="10pt" officeooo:rsid="001316f5" style:font-size-asian="10pt" style:font-size-complex="10pt"/>
    </style:style>
    <style:style style:name="T5" style:family="text">
      <style:text-properties style:font-name="Georgia" fo:font-size="10pt" fo:font-weight="bold" style:font-size-asian="10pt" style:font-weight-asian="bold" style:font-size-complex="10pt"/>
    </style:style>
    <style:style style:name="T6" style:family="text">
      <style:text-properties style:font-name="Georgia" fo:font-size="10pt" fo:font-style="italic" style:font-size-asian="10pt" style:font-style-asian="italic" style:font-size-complex="10pt"/>
    </style:style>
    <style:style style:name="T7" style:family="text">
      <style:text-properties style:font-name="Georgia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Georgia" fo:font-size="10pt" fo:font-style="italic" officeooo:rsid="001316f5" style:font-size-asian="10pt" style:font-style-asian="italic" style:font-size-complex="10pt" style:font-style-complex="italic"/>
    </style:style>
    <style:style style:name="T9" style:family="text">
      <style:text-properties style:font-name="Georgia" fo:font-size="10pt" fo:font-style="italic" officeooo:rsid="0015be37" style:font-size-asian="10pt" style:font-style-asian="italic" style:font-size-complex="10pt"/>
    </style:style>
    <style:style style:name="T10" style:family="text">
      <style:text-properties style:font-name="Georgia" fo:font-size="10pt" fo:font-style="italic" fo:font-weight="bold" style:font-size-asian="10pt" style:font-style-asian="italic" style:font-weight-asian="bold" style:font-size-complex="10pt"/>
    </style:style>
    <style:style style:name="T11" style:family="text">
      <style:text-properties style:font-name="Georgia" fo:font-size="10pt" fo:font-style="italic" fo:font-weight="bold" officeooo:rsid="0015be37" style:font-size-asian="10pt" style:font-style-asian="italic" style:font-weight-asian="bold" style:font-size-complex="10pt"/>
    </style:style>
    <style:style style:name="T12" style:family="text">
      <style:text-properties style:font-name="Georgia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13" style:family="text">
      <style:text-properties style:font-name="Georgia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Georgia" fo:font-size="10pt" fo:font-style="normal" officeooo:rsid="000efce0" style:font-size-asian="10pt" style:font-style-asian="normal" style:font-size-complex="10pt" style:font-style-complex="normal"/>
    </style:style>
    <style:style style:name="T15" style:family="text">
      <style:text-properties style:font-name="Georgia" fo:font-size="10pt" fo:font-style="normal" officeooo:rsid="0010fb97" style:font-size-asian="10pt" style:font-style-asian="normal" style:font-size-complex="10pt" style:font-style-complex="normal"/>
    </style:style>
    <style:style style:name="T16" style:family="text">
      <style:text-properties style:font-name="Georgia" fo:font-size="10pt" fo:font-style="normal" officeooo:rsid="001316f5" style:font-size-asian="10pt" style:font-style-asian="normal" style:font-size-complex="10pt" style:font-style-complex="normal"/>
    </style:style>
    <style:style style:name="T17" style:family="text">
      <style:text-properties style:font-name="Georgia" fo:font-size="10pt" fo:font-style="normal" officeooo:rsid="0015be37" style:font-size-asian="10pt" style:font-style-asian="normal" style:font-size-complex="10pt" style:font-style-complex="normal"/>
    </style:style>
    <style:style style:name="T18" style:family="text">
      <style:text-properties style:font-name="Georgia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Georgia" fo:font-size="10pt" fo:font-weight="normal" officeooo:rsid="0015be37" style:font-size-asian="10pt" style:font-weight-asian="normal" style:font-size-complex="10pt" style:font-weight-complex="normal"/>
    </style:style>
    <style:style style:name="T20" style:family="text">
      <style:text-properties style:font-name="Georgia" fo:font-size="11pt" fo:font-style="italic" fo:font-weight="bold" style:font-size-asian="11pt" style:font-style-asian="italic" style:font-weight-asian="bold" style:font-size-complex="11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316f5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316f5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010fb97" style:font-style-asian="normal" style:font-style-complex="normal" style:font-weight-complex="normal"/>
    </style:style>
    <style:style style:name="T26" style:family="text">
      <style:text-properties fo:font-style="normal" officeooo:rsid="0015be37" style:font-style-asian="normal" style:font-style-complex="normal" style:font-weight-complex="normal"/>
    </style:style>
    <style:style style:name="T27" style:family="text">
      <style:text-properties officeooo:rsid="001316f5"/>
    </style:style>
    <style:style style:name="T28" style:family="text">
      <style:text-properties officeooo:rsid="00134af1"/>
    </style:style>
    <style:style style:name="T29" style:family="text">
      <style:text-properties officeooo:rsid="0015be37"/>
    </style:style>
    <style:style style:name="T30" style:family="text">
      <style:text-properties fo:font-size="10pt" officeooo:rsid="0010fb97" style:font-size-asian="10pt" style:font-size-complex="10pt" style:font-weight-complex="bold"/>
    </style:style>
    <style:style style:name="T31" style:family="text">
      <style:text-properties fo:font-size="10pt" officeooo:rsid="001316f5" style:font-size-asian="10pt" style:font-size-complex="10pt" style:font-weight-complex="bold"/>
    </style:style>
    <style:style style:name="T32" style:family="text">
      <style:text-properties fo:font-size="10pt" fo:font-style="italic" officeooo:rsid="0010fb97" style:font-size-asian="10pt" style:font-style-asian="italic" style:font-size-complex="10pt" style:font-style-complex="italic" style:font-weight-complex="bold"/>
    </style:style>
    <style:style style:name="T33" style:family="text">
      <style:text-properties fo:font-size="10pt" fo:font-style="italic" officeooo:rsid="001316f5" style:font-size-asian="10pt" style:font-style-asian="italic" style:font-size-complex="10pt" style:font-style-complex="italic" style:font-weight-complex="bold"/>
    </style:style>
    <style:style style:name="T34" style:family="text">
      <style:text-properties fo:font-size="10pt" fo:font-style="normal" fo:font-weight="normal" officeooo:rsid="001316f5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10fb97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15be37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1pt" fo:font-weight="bold" style:font-size-asian="11pt" style:font-weight-asian="bold" style:font-size-complex="11pt"/>
    </style:style>
    <style:style style:name="T38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28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 U S <text:s text:c="3"/>C A N T I E N I</text:p>
      <text:p text:style-name="P10"/>
      <text:p text:style-name="P1"><text:span text:style-name="T28">102 WEST ADAM ST.</text:span> <text:s text:c="2"/>• <text:s text:c="2"/><text:span text:style-name="T28">SOMERVILLE, MA</text:span> <text:s text:c="2"/><text:span text:style-name="T28">02144</text:span></text:p>
      <text:p text:style-name="P1">P H O N E <text:s text:c="2"/>( 413 ) <text:s/>522 – 4103 <text:s text:c="2"/>• <text:s text:c="2"/>E M A I L <text:s text:c="2"/>G U <text:span text:style-name="T28">S . C A N T I E N I @ G M A I L . C O M </text:span></text:p>
      <text:p text:style-name="P6"/>
      <text:p text:style-name="P3">E D U C A T I O N</text:p>
      <text:section text:style-name="Sect1" text:name="TextSection">
        <text:p text:style-name="P2"><draw:line text:anchor-type="paragraph" draw:z-index="0" draw:name="Straight Connector 1" draw:style-name="gr1" draw:text-style-name="P31" svg:x1="0in" svg:y1="0.0161in" svg:x2="7.502in" svg:y2="0.0181in"><text:p/></draw:line></text:p>
        <text:p text:style-name="P4"><text:span text:style-name="T5">Brown University</text:span><text:span text:style-name="T1"> <text:tab/><text:tab/><text:tab/><text:tab/><text:tab/> <text:s text:c="10"/><text:tab/> <text:s text:c="13"/></text:span><text:span text:style-name="T6">Providence, RI</text:span><text:span text:style-name="T1"> • Expected graduation May 2020</text:span></text:p>
      </text:section>
      <text:section text:style-name="Sect1" text:name="Section1">
        <text:list xml:id="list6904560378892467472" text:style-name="WWNum1">
          <text:list-item>
            <text:p text:style-name="P20"><text:span text:style-name="T6">B.S. </text:span><text:span text:style-name="T1">Computer Science</text:span></text:p>
          </text:list-item>
          <text:list-item>
            <text:p text:style-name="P20"><text:span text:style-name="T6">Cumulative GPA:</text:span><text:span text:style-name="T1"> 4.0/4.0</text:span></text:p>
          </text:list-item>
          <text:list-item>
            <text:p text:style-name="P23"><text:span text:style-name="T6">Relevant coursework:</text:span><text:span text:style-name="T1"> </text:span><text:span text:style-name="T3">Logic for Systems, Algorithms and Data Structures, </text:span><text:span text:style-name="T2">History of American Intervention, Principles of Economics, Text/Media/Culture, Computer Systems, Statistics and Inference, Linear Algebra</text:span></text:p>
          </text:list-item>
          <text:list-item>
            <text:p text:style-name="P24"><text:span text:style-name="T7">Activities:</text:span><text:span text:style-name="T13"> </text:span><text:span text:style-name="T15">Professional Musician, </text:span><text:span text:style-name="T14">Brown Environmental Program House, Brown University Relaxation Project, </text:span><text:span text:style-name="T13">Pirate A Capella, Brown Meditation Community, Brown Game Design</text:span></text:p>
          </text:list-item>
        </text:list>
      </text:section>
      <text:section text:style-name="Sect1" text:name="Section3">
        <text:p text:style-name="P17">L E A D E R S H I P <text:s text:c="2"/>E X P E R I E N C E</text:p>
        <text:p text:style-name="P5"><draw:line text:anchor-type="paragraph" draw:z-index="2" draw:name="Straight Connector 4" draw:style-name="gr1" draw:text-style-name="P31" svg:x1="0in" svg:y1="-0.0929in" svg:x2="7.502in" svg:y2="-0.0909in"><text:p/></draw:line><text:span text:style-name="T5">PINEWOODS INC.<text:tab/> <text:s text:c="2"/></text:span><text:span text:style-name="T10">Dining Hall Manager</text:span><text:span text:style-name="T5"><text:tab/><text:tab/></text:span><text:span text:style-name="T6"><text:tab/> <text:s text:c="39"/></text:span><text:span text:style-name="T17">July</text:span><text:span text:style-name="T1"> - Sept. 2017</text:span></text:p>
        <text:list xml:id="list7695487375594925207" text:style-name="WWNum4">
          <text:list-item>
            <text:p text:style-name="P26">Managed 1,800 volunteers to smoothly assemble and deliver meals to 3,000 campers</text:p>
          </text:list-item>
        </text:list>
        <text:list xml:id="list7511016698137650889" text:style-name="WWNum3">
          <text:list-item>
            <text:p text:style-name="P27">Maintained open and effective communication between all kitchen staff and dining hall workers of the nonprofit organization</text:p>
          </text:list-item>
          <text:list-item>
            <text:p text:style-name="P27">Developed organizational strategies to safeguard against shortages of supplies or workers </text:p>
          </text:list-item>
          <text:list-item>
            <text:p text:style-name="P27">Delegated work efficiently and built a strong sense of purpose and teamwork within volunteer groups of 15 people</text:p>
          </text:list-item>
          <text:list-item>
            <text:p text:style-name="P21"><text:span text:style-name="T1">Was commended frequently by volunteers on ho</text:span><text:bookmark text:name="_GoBack"/><text:span text:style-name="T1">w unexpectedly smooth and stress-free the experience was</text:span></text:p>
          </text:list-item>
        </text:list>
        <text:p text:style-name="P15"><text:span text:style-name="T5">TRI-TOWN BEACH<text:tab/> <text:s text:c="3"/></text:span><text:span text:style-name="T20">Senior Lifeguard</text:span><text:span text:style-name="T5"><text:tab/> <text:s text:c="7"/></text:span><text:span text:style-name="T6"><text:s text:c="18"/></text:span><text:span text:style-name="T1">May - August 2015, May - August 2016</text:span></text:p>
        <text:list xml:id="list4802514054232060747" text:style-name="WWNum2">
          <text:list-item>
            <text:p text:style-name="P28">Coordinated and led efforts for the town of Deerfield to eliminate invasive species, thorns, and unused machinery to improve patron experience</text:p>
          </text:list-item>
          <text:list-item>
            <text:p text:style-name="P22"><text:span text:style-name="T1">Taught fellow lifeguards local lifeguarding policies and tactics</text:span></text:p>
          </text:list-item>
          <text:list-item>
            <text:p text:style-name="P30"><text:span text:style-name="T1">Built sense of team spirit between fellow lifeguards during breaks</text:span></text:p>
          </text:list-item>
        </text:list>
        <text:p text:style-name="P16"><text:span text:style-name="T5">PINEWOODS INC.<text:tab/> <text:s text:c="2"/></text:span><text:span text:style-name="T11">Dishwasher</text:span><text:span text:style-name="T5"><text:tab/><text:tab/></text:span><text:span text:style-name="T10"><text:tab/> <text:s text:c="45"/></text:span><text:span text:style-name="T18">May - </text:span><text:span text:style-name="T19">July</text:span><text:span text:style-name="T18">. 2017</text:span></text:p>
        <text:list xml:id="list6086421712493400151" text:style-name="L2">
          <text:list-item>
            <text:p text:style-name="P19"><text:bookmark text:name="1324235777"/>Washed dishes for 9 kitchen staff and 200 campers three meals a day, five days a week</text:p>
          </text:list-item>
          <text:list-item>
            <text:p text:style-name="P19">Trained and managed a constantly rotating five-person team of volunteer dishwashers</text:p>
          </text:list-item>
          <text:list-item>
            <text:p text:style-name="P19">Ensured that meals were delivered on time, that volunteers enjoyed their experience, and that all dishes were dry and sanitary when put away</text:p>
          </text:list-item>
        </text:list>
      </text:section>
      <text:section text:style-name="Sect1" text:name="Section4">
        <text:p text:style-name="P18"><text:span text:style-name="T31">OPEN LEARNING EXCHANGE</text:span><text:span text:style-name="T30"> </text:span><text:span text:style-name="T32"><text:s text:c="4"/></text:span><text:span text:style-name="T33">Virtual Software Engineer</text:span><text:span text:style-name="T32"><text:tab/> <text:s text:c="21"/></text:span><text:span text:style-name="T34">May – August </text:span><text:span text:style-name="T36">2018</text:span></text:p>
        <text:list xml:id="list2581928855741797478" text:style-name="L1">
          <text:list-item>
            <text:p text:style-name="P25">Assisted in technical development of OLE software via Git and GitHub</text:p>
          </text:list-item>
          <text:list-item>
            <text:p text:style-name="P29"><text:span text:style-name="T25">Used backend programming to improve OLE and communicate with OLE team </text:span><text:span text:style-name="T26">about</text:span><text:span text:style-name="T25"> software</text:span></text:p>
          </text:list-item>
          <text:list-item>
            <text:p text:style-name="P29"><text:span text:style-name="T25">Performed Quality Assurance testing of OLE’s software</text:span><text:span text:style-name="T37"> </text:span></text:p>
          </text:list-item>
        </text:list>
        <text:p text:style-name="P12"><text:span text:style-name="T29">P </text:span>R O J E C T S</text:p>
      </text:section>
      <text:section text:style-name="Sect1" text:name="Section5">
        <text:p text:style-name="P2"><draw:line text:anchor-type="paragraph" draw:z-index="3" draw:name="Straight Connector 7" draw:style-name="gr1" draw:text-style-name="P31" svg:x1="0in" svg:y1="0.011in" svg:x2="7.502in" svg:y2="0.013in"><text:p/></draw:line></text:p>
        <text:p text:style-name="P4"><text:span text:style-name="T5">OASIS<text:tab/><text:tab/><text:tab/><text:tab/><text:tab/><text:tab/><text:tab/><text:tab/><text:tab/><text:tab/><text:tab/><text:tab/><text:tab/></text:span><text:span text:style-name="T18">January 2018</text:span></text:p>
        <text:list xml:id="list4348608305128730021" text:style-name="WWNum5">
          <text:list-item>
            <text:p text:style-name="P8">Spearheaded Android development and conceptual design for app that connects those who have experienced personal tragedies</text:p>
          </text:list-item>
          <text:list-item>
            <text:p text:style-name="P9">Overcame challenges with networking and unfamiliar environment while learning to code android apps</text:p>
          </text:list-item>
        </text:list>
        <text:p text:style-name="P14"><text:span text:style-name="T38">S K I L L S <text:s text:c="2"/>&amp; <text:s text:c="2"/>I N T E R E S T S </text:span></text:p>
        <text:p text:style-name="P4"><draw:line text:anchor-type="paragraph" draw:z-index="1" draw:name="Straight Connector 3" draw:style-name="gr1" draw:text-style-name="P31" svg:x1="0.0689in" svg:y1="-0.0244in" svg:x2="7.5709in" svg:y2="-0.0224in"><text:p/></draw:line><text:span text:style-name="T6">Computer<text:tab/></text:span><text:span text:style-name="T1">Java, Python, C, x86-84 Assembly, Android Studio, Reaper, Microsoft Office Suite</text:span></text:p>
        <text:p text:style-name="P13"><text:span text:style-name="T8">Skills</text:span><text:span text:style-name="T16"> <text:s text:c="13"/>Bread making, Organic Cooking, Dish washing, Nutritional Research</text:span></text:p>
        <text:p text:style-name="P13"><text:span text:style-name="T6">Interests</text:span><text:span text:style-name="T1"><text:tab/>Meditation, </text:span><text:span text:style-name="T4">S</text:span><text:span text:style-name="T1">ocial </text:span><text:span text:style-name="T4">D</text:span><text:span text:style-name="T1">ancing, </text:span><text:span text:style-name="T4">P</text:span><text:span text:style-name="T1">laying and </text:span><text:span text:style-name="T4">l</text:span><text:span text:style-name="T1">istening to </text:span><text:span text:style-name="T4">m</text:span><text:span text:style-name="T1">usic, </text:span><text:span text:style-name="T4">B</text:span><text:span text:style-name="T1">aking, </text:span><text:span text:style-name="T4">R</text:span><text:span text:style-name="T1">eading, </text:span><text:span text:style-name="T4">P</text:span><text:span text:style-name="T1">odcasts</text:span><text:span text:style-name="T6"><text:tab/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Georgia1" svg:font-family="Georgia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ＭＳ 明朝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0pt" fo:language="en" fo:country="US" style:letter-kerning="true" style:font-name-asian="ＭＳ 明朝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201in" fo:margin-left="0.5in" fo:margin-right="0.5in" style:writing-mode="lr-tb" style:layout-grid-color="#c0c0c0" style:layout-grid-lines="47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4:39:00</meta:creation-date>
    <meta:initial-creator>Cameron Keegan</meta:initial-creator>
    <dc:language>en-US</dc:language>
    <meta:print-date>2016-09-24T20:35:00</meta:print-date>
    <dc:date>2018-06-10T16:03:58.467433046</dc:date>
    <meta:editing-cycles>23</meta:editing-cycles>
    <meta:editing-duration>P2DT6H3M17S</meta:editing-duration>
    <meta:generator>LibreOffice/5.1.6.2$Linux_X86_64 LibreOffice_project/10m0$Build-2</meta:generator>
    <meta:document-statistic meta:table-count="0" meta:image-count="0" meta:object-count="0" meta:page-count="1" meta:paragraph-count="36" meta:word-count="484" meta:character-count="3000" meta:non-whitespace-character-count="23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